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ypeFilter.match( Class &lt; ? extends Throwable &gt; instance , Class &lt; ? extends Throwable &gt;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ypeFilter.ExceptionTypeFilter( Collection &lt; ? extends Class &lt; ? extends Throwable &gt; &gt; includes , Collection &lt; ? extends Class &lt; ? extends Throwable &gt; &gt; excludes , boolean matchIf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